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Liberation Sans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Standard" style:list-style-name="L1">
      <style:text-properties style:font-name="Liberation Sans" fo:font-size="10pt" style:font-size-asian="10pt" style:font-size-complex="10pt"/>
    </style:style>
    <style:style style:name="P5" style:family="paragraph" style:parent-style-name="Standard" style:list-style-name="L2">
      <style:text-properties style:font-name="Liberation Sans" fo:font-size="10pt" style:font-size-asian="10pt" style:font-size-complex="10pt"/>
    </style:style>
    <style:style style:name="P6" style:family="paragraph" style:parent-style-name="Standard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Liberation Sans" fo:font-size="10pt" style:text-underline-style="none" style:font-size-asian="10pt" style:font-size-complex="10pt"/>
    </style:style>
    <style:style style:name="P8" style:family="paragraph" style:parent-style-name="Standard" style:list-style-name="L2"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style:page-number="auto"/>
      <style:text-properties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marker-end="Arrow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65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 prédicat genere_liste_force_masse/5 :</text:p>
      <text:p text:style-name="P1"/>
      <text:p text:style-name="P2">But :</text:p>
      <text:p text:style-name="P3"><text:tab/>S'efface si la poussée est possible</text:p>
      <text:p text:style-name="P3"/>
      <text:p text:style-name="P2">Paramétres :</text:p>
      <text:p text:style-name="P3"><text:tab/> <text:span text:style-name="T10">genere_liste_force_masse(</text:span><text:span text:style-name="T9">+Case, +Orientation, +Plateau, (?Force,?Masse), -Historique</text:span><text:span text:style-name="T10">)</text:span></text:p>
      <text:p text:style-name="P3"/>
      <text:p text:style-name="P3"><text:tab/><text:span text:style-name="T7">+Case </text:span>:</text:p>
      <text:p text:style-name="P3"><text:tab/><text:tab/>Case sur laquelle le pion <text:s/>souhaite arriver</text:p>
      <text:p text:style-name="P6"><text:tab/>+Orientation :</text:p>
      <text:p text:style-name="P3"><text:tab/><text:tab/>Orientation du pion que l'on déplace</text:p>
      <text:p text:style-name="P6"><text:tab/>+Plateau :</text:p>
      <text:p text:style-name="P3"><text:tab/><text:tab/>Configuration du plateau de jeu complet</text:p>
      <text:p text:style-name="P3"><text:tab/><text:span text:style-name="T7">?Force :</text:span></text:p>
      <text:p text:style-name="P3"><text:tab/><text:tab/><text:span text:style-name="T4">Valeur de la force actuelle</text:span></text:p>
      <text:p text:style-name="P3"><text:tab/><text:span text:style-name="T7">?Masse :</text:span></text:p>
      <text:p text:style-name="P3"><text:span text:style-name="T7"><text:tab/><text:tab/></text:span><text:span text:style-name="T4">Valeur de la masse actuelle</text:span></text:p>
      <text:p text:style-name="P6"><text:tab/>-Historique :</text:p>
      <text:p text:style-name="P3"><text:tab/><text:tab/>Retourne une liste des pions présents dans la file de poussée</text:p>
      <text:p text:style-name="P3"/>
      <text:p text:style-name="P2">Fonctionnement :</text:p>
      <text:p text:style-name="P7"/>
      <text:p text:style-name="P7"><text:tab/><text:span text:style-name="T11">Introduction :</text:span></text:p>
      <text:p text:style-name="P3"><text:tab/></text:p>
      <text:p text:style-name="P3"><text:tab/><text:tab/>Le calcul de la file de poussée se fait en fonction de l'orientation du pion. On <text:tab/>retrouve donc le prédicat <text:s/><text:span text:style-name="T2">genere_liste_force_masse/5 </text:span><text:span text:style-name="T3">avec les 4 valeurs pour le <text:tab/>paramétre </text:span><text:span text:style-name="T8">+Orientation</text:span><text:span text:style-name="T3">.</text:span></text:p>
      <text:p text:style-name="P3"><text:span text:style-name="T3"/></text:p>
      <text:p text:style-name="P3"><text:span text:style-name="T3"><text:tab/>Pour chacune de ces orientation, on retrouve 4 cas :</text:span></text:p>
      <text:list xml:id="list2165433537" text:style-name="L1">
        <text:list-item>
          <text:list>
            <text:list-item>
              <text:list>
                <text:list-item>
                  <text:p text:style-name="P4"><text:span text:style-name="T3">La poussée d'une montagne</text:span></text:p>
                </text:list-item>
                <text:list-item>
                  <text:p text:style-name="P4"><text:span text:style-name="T3">La poussée d'un animal dans le meme sens que le pion</text:span></text:p>
                </text:list-item>
                <text:list-item>
                  <text:p text:style-name="P4"><text:span text:style-name="T3">La poussée d'un animal dans le sens opposé au pion</text:span></text:p>
                </text:list-item>
                <text:list-item>
                  <text:p text:style-name="P4"><text:span text:style-name="T3">La poussée d'un animal dont le sens n'impacte pas le poussée</text:span></text:p>
                </text:list-item>
              </text:list>
            </text:list-item>
          </text:list>
        </text:list-item>
      </text:list>
      <text:p text:style-name="P3"><text:span text:style-name="T3"/></text:p>
      <text:p text:style-name="P3"><text:span text:style-name="T3"><text:tab/>L'arret du calcul de la file de poussée se fait grace à deux conditions d'arret :</text:span></text:p>
      <text:list xml:id="list2054162884" text:style-name="L2">
        <text:list-item>
          <text:list>
            <text:list-item>
              <text:p text:style-name="P8"><text:span text:style-name="T1">La case que l'on explore est vide</text:span></text:p>
            </text:list-item>
            <text:list-item>
              <text:p text:style-name="P5"><text:span text:style-name="T3">La case que l'on explore est hors du plateau</text:span></text:p>
            </text:list-item>
          </text:list>
        </text:list-item>
      </text:list>
      <text:p text:style-name="P3"><text:span text:style-name="T3"><text:tab/></text:span></text:p>
      <text:p text:style-name="P3"><text:span text:style-name="T3"><text:tab/></text:span><text:span text:style-name="T5">Approfondissement et détails :</text:span></text:p>
      <text:p text:style-name="P3"><text:span text:style-name="T5"/></text:p>
      <text:p text:style-name="P7"><text:span text:style-name="T6"><text:tab/><text:tab/>Prenons un exemple complet de calcul de file de poussée sur une poussée nord (n) </text:span></text:p>
      <text:p text:style-name="P7"><draw:g text:anchor-type="paragraph" draw:z-index="0" draw:style-name="gr1"><draw:line draw:style-name="gr2" draw:text-style-name="P10" svg:x1="4.597cm" svg:y1="8.008cm" svg:x2="4.597cm" svg:y2="5.944cm"><text:p/></draw:line><draw:g draw:style-name="gr3"><draw:g draw:style-name="gr3"><draw:rect draw:style-name="gr4" draw:text-style-name="P10" svg:width="1.56cm" svg:height="1.56cm" svg:x="2.558cm" svg:y="0.185cm"><text:p text:style-name="P10">R V</text:p></draw:rect><draw:rect draw:style-name="gr4" draw:text-style-name="P10" svg:width="1.56cm" svg:height="1.56cm" svg:x="2.558cm" svg:y="1.744cm"><text:p text:style-name="P10">R &lt;</text:p></draw:rect><draw:rect draw:style-name="gr4" draw:text-style-name="P10" svg:width="1.56cm" svg:height="1.56cm" svg:x="2.558cm" svg:y="3.304cm"><text:p text:style-name="P10">M</text:p></draw:rect><draw:rect draw:style-name="gr4" draw:text-style-name="P10" svg:width="1.56cm" svg:height="1.56cm" svg:x="2.558cm" svg:y="4.863cm"><text:p text:style-name="P10">E ^</text:p></draw:rect><draw:rect draw:style-name="gr4" draw:text-style-name="P11" svg:width="1.56cm" svg:height="1.56cm" svg:x="2.558cm" svg:y="6.422cm"><text:p text:style-name="P11"><text:span text:style-name="T10">E ^</text:span></text:p></draw:rect></draw:g><draw:frame draw:style-name="gr5" draw:text-style-name="P12" svg:width="0.819cm" svg:height="0.489cm" svg:x="1.607cm" svg:y="2.275cm"><draw:text-box><text:p text:style-name="P12"><text:span text:style-name="T12">54</text:span></text:p></draw:text-box></draw:frame><draw:frame draw:style-name="gr5" draw:text-style-name="P12" svg:width="0.819cm" svg:height="0.489cm" svg:x="1.607cm" svg:y="0.794cm"><draw:text-box><text:p text:style-name="P12"><text:span text:style-name="T12">55</text:span></text:p></draw:text-box></draw:frame><draw:frame draw:style-name="gr5" draw:text-style-name="P12" svg:width="0.819cm" svg:height="0.489cm" svg:x="1.607cm" svg:y="3.863cm"><draw:text-box><text:p text:style-name="P12"><text:span text:style-name="T12">53</text:span></text:p></draw:text-box></draw:frame><draw:frame draw:style-name="gr5" draw:text-style-name="P12" svg:width="0.819cm" svg:height="0.489cm" svg:x="1.607cm" svg:y="5.397cm"><draw:text-box><text:p text:style-name="P12"><text:span text:style-name="T12">52</text:span></text:p></draw:text-box></draw:frame><draw:frame draw:style-name="gr5" draw:text-style-name="P12" svg:width="0.819cm" svg:height="0.489cm" svg:x="1.607cm" svg:y="7.038cm"><draw:text-box><text:p text:style-name="P12"><text:span text:style-name="T12">51</text:span></text:p></draw:text-box></draw:frame></draw:g></draw:g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Dambrine</meta:initial-creator>
    <meta:creation-date>2012-06-17T19:12:01</meta:creation-date>
    <dc:date>2012-06-17T20:00:06</dc:date>
    <dc:creator>Florian Dambrine</dc:creator>
    <meta:editing-duration>PT47M7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1" meta:paragraph-count="33" meta:word-count="207" meta:character-count="1233" meta:non-whitespace-character-count="1025"/>
  </office:meta>
</office:document-meta>
</file>